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4cm"/>
    </style:style>
    <style:style style:name="gr5" style:family="graphic" style:parent-style-name="standard">
      <style:graphic-properties draw:stroke="none" svg:stroke-color="#000000" draw:fill="none" draw:fill-color="#ffffff" fo:min-height="1.1cm"/>
    </style:style>
    <style:style style:name="gr6" style:family="graphic" style:parent-style-name="standard">
      <style:graphic-properties draw:stroke="none" svg:stroke-color="#000000" draw:fill="none" draw:fill-color="#ffffff" fo:min-height="0cm"/>
    </style:style>
    <style:style style:name="gr7" style:family="graphic" style:parent-style-name="objectwithoutfill">
      <style:graphic-properties svg:stroke-color="#000080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7cm"/>
    </style:style>
    <style:style style:name="gr9" style:family="graphic" style:parent-style-name="standard">
      <style:graphic-properties svg:stroke-color="#800000" draw:textarea-horizontal-align="justify" draw:textarea-vertical-align="middle" draw:auto-grow-height="false"/>
    </style:style>
    <style:style style:name="gr10" style:family="graphic" style:parent-style-name="standard">
      <style:graphic-properties svg:stroke-color="#80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45cm"/>
    </style:style>
    <style:style style:name="gr12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cm"/>
    </style:style>
    <style:style style:name="gr16" style:family="graphic" style:parent-style-name="standard">
      <style:graphic-properties svg:stroke-color="#800000" draw:fill="solid" draw:fill-color="#ff950e" draw:textarea-horizontal-align="justify" draw:textarea-vertical-align="middle" draw:auto-grow-height="false"/>
    </style:style>
    <style:style style:name="gr17" style:family="graphic" style:parent-style-name="standard">
      <style:graphic-properties svg:stroke-color="#800000" draw:fill="solid" draw:fill-color="#ff950e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37cm"/>
    </style:style>
    <style:style style:name="gr19" style:family="graphic" style:parent-style-name="objectwithoutfill">
      <style:graphic-properties svg:stroke-color="#355e00"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993366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3cm"/>
    </style:style>
    <style:style style:name="gr22" style:family="graphic" style:parent-style-name="standard">
      <style:graphic-properties svg:stroke-color="#800000" draw:fill="solid" draw:fill-color="#aecf00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3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color="#2300dc" fo:font-size="10pt" style:font-size-asian="10pt" style:font-size-complex="10pt"/>
    </style:style>
    <style:style style:name="P4" style:family="paragraph">
      <style:text-properties fo:color="#c5000b" fo:font-size="10pt" style:font-size-asian="10pt" style:font-size-complex="10pt"/>
    </style:style>
    <style:style style:name="P5" style:family="paragraph">
      <style:text-properties fo:color="#993366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2300dc" fo:font-size="10pt" style:font-size-asian="10pt" style:font-size-complex="10pt"/>
    </style:style>
    <style:style style:name="T3" style:family="text">
      <style:text-properties fo:color="#c5000b" fo:font-size="10pt" style:font-size-asian="10pt" style:font-size-complex="10pt"/>
    </style:style>
    <style:style style:name="T4" style:family="text">
      <style:text-properties fo:color="#993366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3cm" svg:height="1.3cm" svg:x="2.8cm" svg:y="10.3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13cm" svg:y="10.3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8.7cm" svg:y="13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1cm" svg:y1="10.9cm" svg:x2="5.5cm" svg:y2="10.9cm">
          <text:p/>
        </draw:line>
        <draw:frame draw:style-name="gr3" draw:text-style-name="P2" draw:layer="layout" svg:width="2.17cm" svg:height="0.645cm" svg:x="4.93cm" svg:y="9.455cm">
          <draw:text-box>
            <text:p text:style-name="P2">Clock = 21</text:p>
          </draw:text-box>
        </draw:frame>
        <draw:frame draw:style-name="gr3" draw:text-style-name="P2" draw:layer="layout" svg:width="2.17cm" svg:height="0.645cm" svg:x="14.9cm" svg:y="9.555cm">
          <draw:text-box>
            <text:p text:style-name="P2">Clock = 20</text:p>
          </draw:text-box>
        </draw:frame>
        <draw:frame draw:style-name="gr4" draw:text-style-name="P2" draw:layer="layout" svg:width="2.8cm" svg:height="0.65cm" svg:x="4.3cm" svg:y="10.2cm">
          <draw:text-box>
            <text:p text:style-name="P2"><text:span text:style-name="T1">Get CR 1 + 20</text:span></text:p>
          </draw:text-box>
        </draw:frame>
        <draw:frame draw:style-name="gr4" draw:text-style-name="P2" draw:layer="layout" svg:width="2.8cm" svg:height="0.65cm" svg:x="3.1cm" svg:y="11.95cm">
          <draw:text-box>
            <text:p text:style-name="P2"><text:span text:style-name="T1">Get CR 1 + 20</text:span></text:p>
          </draw:text-box>
        </draw:frame>
        <draw:line draw:style-name="gr2" draw:text-style-name="P1" draw:layer="layout" svg:x1="3.9cm" svg:y1="11.4cm" svg:x2="5.4cm" svg:y2="12.1cm">
          <text:p/>
        </draw:line>
        <draw:frame draw:style-name="gr5" draw:text-style-name="P2" draw:layer="layout" svg:width="3.1cm" svg:height="1.35cm" svg:x="0.8cm" svg:y="8.3cm">
          <draw:text-box>
            <text:p>T = 1</text:p>
          </draw:text-box>
        </draw:frame>
        <draw:custom-shape draw:style-name="gr1" draw:text-style-name="P1" draw:layer="layout" svg:width="1.3cm" svg:height="1.3cm" svg:x="2.8cm" svg:y="17.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13cm" svg:y="17.1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8.7cm" svg:y="19.8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1cm" svg:y1="17.7cm" svg:x2="9.7cm" svg:y2="17.7cm">
          <text:p/>
        </draw:line>
        <draw:frame draw:style-name="gr3" draw:text-style-name="P2" draw:layer="layout" svg:width="2.17cm" svg:height="0.645cm" svg:x="4.93cm" svg:y="16.255cm">
          <draw:text-box>
            <text:p text:style-name="P2">Clock = 21</text:p>
          </draw:text-box>
        </draw:frame>
        <draw:frame draw:style-name="gr3" draw:text-style-name="P2" draw:layer="layout" svg:width="2.17cm" svg:height="0.645cm" svg:x="14.9cm" svg:y="16.355cm">
          <draw:text-box>
            <text:p text:style-name="P2">Clock = 21</text:p>
          </draw:text-box>
        </draw:frame>
        <draw:frame draw:style-name="gr4" draw:text-style-name="P2" draw:layer="layout" svg:width="2.8cm" svg:height="0.65cm" svg:x="4.3cm" svg:y="17cm">
          <draw:text-box>
            <text:p text:style-name="P2"><text:span text:style-name="T1">Get CR 1 + 20</text:span></text:p>
          </draw:text-box>
        </draw:frame>
        <draw:frame draw:style-name="gr6" draw:text-style-name="P2" draw:layer="layout" svg:width="2.8cm" svg:height="0.645cm" svg:x="3.6cm" svg:y="19.2cm">
          <draw:text-box>
            <text:p text:style-name="P2"><text:span text:style-name="T1">Get CR 1 + 20</text:span></text:p>
          </draw:text-box>
        </draw:frame>
        <draw:line draw:style-name="gr2" draw:text-style-name="P1" draw:layer="layout" svg:x1="3.9cm" svg:y1="18.2cm" svg:x2="8.3cm" svg:y2="20.3cm">
          <text:p/>
        </draw:line>
        <draw:frame draw:style-name="gr5" draw:text-style-name="P2" draw:layer="layout" svg:width="3.1cm" svg:height="1.35cm" svg:x="0.8cm" svg:y="15.1cm">
          <draw:text-box>
            <text:p>T = 2</text:p>
          </draw:text-box>
        </draw:frame>
        <draw:line draw:style-name="gr7" draw:text-style-name="P1" draw:layer="layout" svg:x1="13cm" svg:y1="17.8cm" svg:x2="11cm" svg:y2="17.8cm">
          <text:p/>
        </draw:line>
        <draw:frame draw:style-name="gr4" draw:text-style-name="P3" draw:layer="layout" svg:width="2.8cm" svg:height="0.65cm" svg:x="10.3cm" svg:y="16.9cm">
          <draw:text-box>
            <text:p text:style-name="P3"><text:span text:style-name="T2">Get CR 1 + 20</text:span></text:p>
          </draw:text-box>
        </draw:frame>
        <draw:line draw:style-name="gr7" draw:text-style-name="P1" draw:layer="layout" svg:x1="13.2cm" svg:y1="18.2cm" svg:x2="11.6cm" svg:y2="19.4cm">
          <text:p/>
        </draw:line>
        <draw:frame draw:style-name="gr4" draw:text-style-name="P3" draw:layer="layout" svg:width="2.8cm" svg:height="0.65cm" svg:x="12cm" svg:y="18.95cm">
          <draw:text-box>
            <text:p text:style-name="P3"><text:span text:style-name="T2">Get CR 1 + 20</text:span></text:p>
          </draw:text-box>
        </draw:frame>
        <draw:custom-shape draw:style-name="gr1" draw:text-style-name="P1" draw:layer="layout" svg:width="1.3cm" svg:height="1.3cm" svg:x="2.8cm" svg:y="23.8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13cm" svg:y="23.8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8.7cm" svg:y="26.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1cm" svg:y1="24.4cm" svg:x2="13cm" svg:y2="24.4cm">
          <text:p/>
        </draw:line>
        <draw:frame draw:style-name="gr3" draw:text-style-name="P2" draw:layer="layout" svg:width="2.17cm" svg:height="0.645cm" svg:x="4.93cm" svg:y="22.955cm">
          <draw:text-box>
            <text:p text:style-name="P2">Clock = 21</text:p>
          </draw:text-box>
        </draw:frame>
        <draw:frame draw:style-name="gr8" draw:text-style-name="P2" draw:layer="layout" svg:width="4.2cm" svg:height="1.039cm" svg:x="14.9cm" svg:y="23.055cm">
          <draw:text-box>
            <text:p text:style-name="P2">Clock = max(20+1,21)</text:p>
            <text:p text:style-name="P2"><text:s/><text:tab/>= 21</text:p>
          </draw:text-box>
        </draw:frame>
        <draw:frame draw:style-name="gr4" draw:text-style-name="P2" draw:layer="layout" svg:width="2.8cm" svg:height="0.65cm" svg:x="4.3cm" svg:y="23.7cm">
          <draw:text-box>
            <text:p text:style-name="P2"><text:span text:style-name="T1">Get CR 1 + 20</text:span></text:p>
          </draw:text-box>
        </draw:frame>
        <draw:frame draw:style-name="gr6" draw:text-style-name="P2" draw:layer="layout" svg:width="2.8cm" svg:height="0.645cm" svg:x="3.6cm" svg:y="25.9cm">
          <draw:text-box>
            <text:p text:style-name="P2"><text:span text:style-name="T1">Get CR 1 + 20</text:span></text:p>
          </draw:text-box>
        </draw:frame>
        <draw:line draw:style-name="gr2" draw:text-style-name="P1" draw:layer="layout" svg:x1="3.9cm" svg:y1="24.9cm" svg:x2="8.7cm" svg:y2="27cm">
          <text:p/>
        </draw:line>
        <draw:frame draw:style-name="gr5" draw:text-style-name="P2" draw:layer="layout" svg:width="4.1cm" svg:height="1.35cm" svg:x="0.8cm" svg:y="21.8cm">
          <draw:text-box>
            <text:p>T = 3</text:p>
          </draw:text-box>
        </draw:frame>
        <draw:line draw:style-name="gr7" draw:text-style-name="P1" draw:layer="layout" svg:x1="13cm" svg:y1="24.5cm" svg:x2="8.3cm" svg:y2="24.5cm">
          <text:p/>
        </draw:line>
        <draw:frame draw:style-name="gr4" draw:text-style-name="P3" draw:layer="layout" svg:width="2.8cm" svg:height="0.65cm" svg:x="10.3cm" svg:y="23.6cm">
          <draw:text-box>
            <text:p text:style-name="P3"><text:span text:style-name="T2">Get CR 1 + 20</text:span></text:p>
          </draw:text-box>
        </draw:frame>
        <draw:line draw:style-name="gr7" draw:text-style-name="P1" draw:layer="layout" svg:x1="13.2cm" svg:y1="24.9cm" svg:x2="11.7cm" svg:y2="26cm">
          <text:p/>
        </draw:line>
        <draw:frame draw:style-name="gr4" draw:text-style-name="P3" draw:layer="layout" svg:width="2.8cm" svg:height="0.65cm" svg:x="12cm" svg:y="25.65cm">
          <draw:text-box>
            <text:p text:style-name="P3"><text:span text:style-name="T2">Get CR 1 + 20</text:span></text:p>
          </draw:text-box>
        </draw:frame>
        <draw:custom-shape draw:style-name="gr9" draw:text-style-name="P1" draw:layer="layout" svg:width="1.2cm" svg:height="0.327cm" svg:x="2.8cm" svg:y="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cm" svg:height="0.328cm" svg:x="2.8cm" svg:y="9.327cm">
          <text:p text:style-name="P1">A 20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cm" svg:height="0.327cm" svg:x="13.1cm" svg:y="9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cm" svg:height="0.328cm" svg:x="13.1cm" svg:y="9.3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cm" svg:height="0.327cm" svg:x="8.7cm" svg:y="14.5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cm" svg:height="0.328cm" svg:x="8.7cm" svg:y="14.8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cm" svg:height="0.327cm" svg:x="13.1cm" svg:y="16.1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cm" svg:height="0.328cm" svg:x="13.1cm" svg:y="16.429cm">
          <text:p text:style-name="P1">B 20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cm" svg:height="0.327cm" svg:x="13.1cm" svg:y="22.803cm">
          <text:p text:style-name="P1">B 20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cm" svg:height="0.328cm" svg:x="13.1cm" svg:y="23.13cm">
          <text:p text:style-name="P1">A 20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cm" svg:height="0.327cm" svg:x="8.8cm" svg:y="28.0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cm" svg:height="0.328cm" svg:x="8.8cm" svg:y="28.333cm">
          <text:p text:style-name="P1">A 20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cm" svg:height="0.327cm" svg:x="8.8cm" svg:y="21.3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cm" svg:height="0.328cm" svg:x="8.8cm" svg:y="21.6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cm" svg:height="0.327cm" svg:x="2.8cm" svg:y="16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cm" svg:height="0.328cm" svg:x="2.8cm" svg:y="16.535cm">
          <text:p text:style-name="P1">A 20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cm" svg:height="0.327cm" svg:x="2.8cm" svg:y="22.9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cm" svg:height="0.328cm" svg:x="2.8cm" svg:y="23.236cm">
          <text:p text:style-name="P1">A 20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3.9cm" svg:height="0.7cm" svg:x="14.2cm" svg:y="21.8cm">
          <draw:text-box>
            <text:p text:style-name="P4"><text:span text:style-name="T3">A &lt; B =&gt; A,20 &lt; B,20</text:span></text:p>
          </draw:text-box>
        </draw:frame>
        <draw:line draw:style-name="gr12" draw:text-style-name="P1" draw:layer="layout" svg:x1="14.3cm" svg:y1="22.3cm" svg:x2="13.6cm" svg:y2="22.8cm">
          <text:p/>
        </draw:line>
        <draw:custom-shape draw:style-name="gr1" draw:text-style-name="P1" draw:layer="layout" svg:width="1.3cm" svg:height="1.3cm" svg:x="2.8cm" svg:y="3.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13cm" svg:y="3.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17cm" svg:height="0.645cm" svg:x="4.93cm" svg:y="3.055cm">
          <draw:text-box>
            <text:p text:style-name="P2">Clock = 20</text:p>
          </draw:text-box>
        </draw:frame>
        <draw:frame draw:style-name="gr3" draw:text-style-name="P2" draw:layer="layout" svg:width="2.17cm" svg:height="0.645cm" svg:x="14.9cm" svg:y="3.155cm">
          <draw:text-box>
            <text:p text:style-name="P2">Clock = 20</text:p>
          </draw:text-box>
        </draw:frame>
        <draw:frame draw:style-name="gr5" draw:text-style-name="P2" draw:layer="layout" svg:width="3.1cm" svg:height="1.35cm" svg:x="0.8cm" svg:y="1.9cm">
          <draw:text-box>
            <text:p>T = 0</text:p>
          </draw:text-box>
        </draw:frame>
        <draw:custom-shape draw:style-name="gr9" draw:text-style-name="P1" draw:layer="layout" svg:width="1.2cm" svg:height="0.327cm" svg:x="2.8cm" svg:y="2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cm" svg:height="0.328cm" svg:x="2.8cm" svg:y="2.9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cm" svg:height="0.327cm" svg:x="13.1cm" svg:y="2.6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cm" svg:height="0.328cm" svg:x="13.1cm" svg:y="2.92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cm" svg:height="1.039cm" svg:x="4.5cm" svg:y="1.85cm">
          <draw:text-box>
            <text:p text:style-name="P2"><text:span text:style-name="T1">Cola para aceder a la CriticalRegion n°1</text:span></text:p>
          </draw:text-box>
        </draw:frame>
        <draw:line draw:style-name="gr13" draw:text-style-name="P1" draw:layer="layout" svg:x1="4.5cm" svg:y1="2.2cm" svg:x2="3.6cm" svg:y2="2.6cm">
          <text:p/>
        </draw:line>
        <draw:custom-shape draw:style-name="gr1" draw:text-style-name="P1" draw:layer="layout" svg:width="1.3cm" svg:height="1.3cm" svg:x="8.7cm" svg:y="6.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2cm" svg:height="0.327cm" svg:x="8.8cm" svg:y="8.0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cm" svg:height="0.328cm" svg:x="8.8cm" svg:y="8.33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17cm" svg:height="0.645cm" svg:x="10.2cm" svg:y="7.356cm">
          <draw:text-box>
            <text:p text:style-name="P2">Clock = 20</text:p>
          </draw:text-box>
        </draw:frame>
        <draw:frame draw:style-name="gr3" draw:text-style-name="P2" draw:layer="layout" svg:width="2.17cm" svg:height="0.645cm" svg:x="10.2cm" svg:y="13.957cm">
          <draw:text-box>
            <text:p text:style-name="P2">Clock = 20</text:p>
          </draw:text-box>
        </draw:frame>
        <draw:frame draw:style-name="gr3" draw:text-style-name="P2" draw:layer="layout" svg:width="2.17cm" svg:height="0.645cm" svg:x="10.2cm" svg:y="20.758cm">
          <draw:text-box>
            <text:p text:style-name="P2">Clock = 20</text:p>
          </draw:text-box>
        </draw:frame>
        <draw:frame draw:style-name="gr14" draw:text-style-name="P2" draw:layer="layout" svg:width="4.8cm" svg:height="1.039cm" svg:x="10.2cm" svg:y="27.559cm">
          <draw:text-box>
            <text:p text:style-name="P2">Clock = max(20+1,20) = 21</text:p>
          </draw:text-box>
        </draw:frame>
      </draw:page>
      <draw:page draw:name="page2" draw:style-name="dp1" draw:master-page-name="Standard">
        <draw:custom-shape draw:style-name="gr1" draw:text-style-name="P1" draw:layer="layout" svg:width="1.3cm" svg:height="1.3cm" svg:x="2.8cm" svg:y="9.3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13cm" svg:y="9.3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8.7cm" svg:y="12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17cm" svg:height="0.645cm" svg:x="4.93cm" svg:y="8.455cm">
          <draw:text-box>
            <text:p text:style-name="P2">Clock = 21</text:p>
          </draw:text-box>
        </draw:frame>
        <draw:frame draw:style-name="gr15" draw:text-style-name="P2" draw:layer="layout" svg:width="3.3cm" svg:height="0.645cm" svg:x="14.9cm" svg:y="8.555cm">
          <draw:text-box>
            <text:p text:style-name="P2">Clock = 22</text:p>
          </draw:text-box>
        </draw:frame>
        <draw:frame draw:style-name="gr5" draw:text-style-name="P2" draw:layer="layout" svg:width="4.1cm" svg:height="1.35cm" svg:x="0.8cm" svg:y="7.3cm">
          <draw:text-box>
            <text:p>T = 5</text:p>
          </draw:text-box>
        </draw:frame>
        <draw:line draw:style-name="gr7" draw:text-style-name="P1" draw:layer="layout" svg:x1="13cm" svg:y1="10cm" svg:x2="4.1cm" svg:y2="10cm">
          <text:p/>
        </draw:line>
        <draw:frame draw:style-name="gr4" draw:text-style-name="P3" draw:layer="layout" svg:width="2.8cm" svg:height="0.65cm" svg:x="10.3cm" svg:y="9.1cm">
          <draw:text-box>
            <text:p text:style-name="P3"><text:span text:style-name="T2">Get CR 1 + 20</text:span></text:p>
          </draw:text-box>
        </draw:frame>
        <draw:line draw:style-name="gr7" draw:text-style-name="P1" draw:layer="layout" svg:x1="13.2cm" svg:y1="10.4cm" svg:x2="10cm" svg:y2="12.6cm">
          <text:p/>
        </draw:line>
        <draw:frame draw:style-name="gr4" draw:text-style-name="P3" draw:layer="layout" svg:width="2.8cm" svg:height="0.65cm" svg:x="12cm" svg:y="11.15cm">
          <draw:text-box>
            <text:p text:style-name="P3"><text:span text:style-name="T2">Get CR 1 + 20</text:span></text:p>
          </draw:text-box>
        </draw:frame>
        <draw:line draw:style-name="gr12" draw:text-style-name="P1" draw:layer="layout" svg:x1="8.9cm" svg:y1="12.2cm" svg:x2="5.7cm" svg:y2="10.9cm">
          <text:p/>
        </draw:line>
        <draw:line draw:style-name="gr12" draw:text-style-name="P1" draw:layer="layout" svg:x1="13cm" svg:y1="10.1cm" svg:x2="7.6cm" svg:y2="10.1cm">
          <text:p/>
        </draw:line>
        <draw:custom-shape draw:style-name="gr10" draw:text-style-name="P1" draw:layer="layout" svg:width="1.2cm" svg:height="0.327cm" svg:x="13.1cm" svg:y="8.104cm">
          <text:p text:style-name="P1">B 20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cm" svg:height="0.328cm" svg:x="13.1cm" svg:y="8.431cm">
          <text:p text:style-name="P1">A 20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cm" svg:height="0.327cm" svg:x="8.8cm" svg:y="13.405cm">
          <text:p text:style-name="P1">B 20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cm" svg:height="0.328cm" svg:x="8.8cm" svg:y="13.732cm">
          <text:p text:style-name="P1">A 20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cm" svg:height="0.327cm" svg:x="2.8cm" svg:y="8.41cm">
          <text:p text:style-name="P1">B 20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cm" svg:height="0.328cm" svg:x="2.8cm" svg:y="8.737cm">
          <text:p text:style-name="P1">A 20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2cm" svg:height="0.327cm" svg:x="9.5cm" svg:y="10.205cm">
          <text:p text:style-name="P1">B 20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2cm" svg:height="0.328cm" svg:x="9.5cm" svg:y="10.532cm">
          <text:p text:style-name="P1">A 20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2cm" svg:height="0.327cm" svg:x="6.6cm" svg:y="11.81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2cm" svg:height="0.328cm" svg:x="6.6cm" svg:y="12.138cm">
          <text:p text:style-name="P1">A 2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2.8cm" svg:y="15.8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13cm" svg:y="15.8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8.7cm" svg:y="18.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4.77cm" svg:height="0.645cm" svg:x="4.93cm" svg:y="14.955cm">
          <draw:text-box>
            <text:p text:style-name="P2">Clock = 22</text:p>
          </draw:text-box>
        </draw:frame>
        <draw:frame draw:style-name="gr3" draw:text-style-name="P2" draw:layer="layout" svg:width="2.17cm" svg:height="0.645cm" svg:x="14.9cm" svg:y="15.055cm">
          <draw:text-box>
            <text:p text:style-name="P2">Clock = 22</text:p>
          </draw:text-box>
        </draw:frame>
        <draw:frame draw:style-name="gr5" draw:text-style-name="P2" draw:layer="layout" svg:width="4.1cm" svg:height="1.35cm" svg:x="0.8cm" svg:y="13.8cm">
          <draw:text-box>
            <text:p>T = 6</text:p>
          </draw:text-box>
        </draw:frame>
        <draw:line draw:style-name="gr12" draw:text-style-name="P1" draw:layer="layout" svg:x1="8.9cm" svg:y1="18.7cm" svg:x2="5.1cm" svg:y2="17.1cm">
          <text:p/>
        </draw:line>
        <draw:line draw:style-name="gr12" draw:text-style-name="P1" draw:layer="layout" svg:x1="13cm" svg:y1="16.6cm" svg:x2="5.4cm" svg:y2="16.5cm">
          <text:p/>
        </draw:line>
        <draw:custom-shape draw:style-name="gr10" draw:text-style-name="P1" draw:layer="layout" svg:width="1.2cm" svg:height="0.327cm" svg:x="13.1cm" svg:y="14.604cm">
          <text:p text:style-name="P1">B 20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cm" svg:height="0.328cm" svg:x="13.1cm" svg:y="14.931cm">
          <text:p text:style-name="P1">A 20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cm" svg:height="0.327cm" svg:x="8.8cm" svg:y="19.905cm">
          <text:p text:style-name="P1">B 20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cm" svg:height="0.328cm" svg:x="8.8cm" svg:y="20.232cm">
          <text:p text:style-name="P1">A 20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cm" svg:height="0.327cm" svg:x="2.8cm" svg:y="14.91cm">
          <text:p text:style-name="P1">B 20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cm" svg:height="0.328cm" svg:x="2.8cm" svg:y="15.237cm">
          <text:p text:style-name="P1">A 20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2cm" svg:height="0.327cm" svg:x="4.7cm" svg:y="15.605cm">
          <text:p text:style-name="P1">B 20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2cm" svg:height="0.328cm" svg:x="4.7cm" svg:y="15.932cm">
          <text:p text:style-name="P1">A 20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2cm" svg:height="0.327cm" svg:x="5.1cm" svg:y="17.71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2cm" svg:height="0.328cm" svg:x="5.1cm" svg:y="18.038cm">
          <text:p text:style-name="P1">A 20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10cm" svg:y1="19.1cm" svg:x2="11.7cm" svg:y2="18cm">
          <text:p/>
        </draw:line>
        <draw:line draw:style-name="gr20" draw:text-style-name="P1" draw:layer="layout" svg:x1="3.3cm" svg:y1="27cm" svg:x2="3.3cm" svg:y2="25.8cm">
          <text:p/>
        </draw:line>
        <draw:frame draw:style-name="gr21" draw:text-style-name="P5" draw:layer="layout" svg:width="8.4cm" svg:height="1.827cm" svg:x="0.8cm" svg:y="26.95cm">
          <draw:text-box>
            <text:p text:style-name="P5"><text:span text:style-name="T4">Hay un problema, A recibio una lista diferente de la suya de C aunque desde (T=5) todos tienen la misma fila. A no sabe si puede aceder o no a la region critica aunque normalmente puede.</text:span></text:p>
          </draw:text-box>
        </draw:frame>
        <draw:line draw:style-name="gr19" draw:text-style-name="P1" draw:layer="layout" svg:x1="4.1cm" svg:y1="16.3cm" svg:x2="7.7cm" svg:y2="16.4cm">
          <text:p/>
        </draw:line>
        <draw:custom-shape draw:style-name="gr22" draw:text-style-name="P1" draw:layer="layout" svg:width="1.2cm" svg:height="0.327cm" svg:x="7.5cm" svg:y="15.606cm">
          <text:p text:style-name="P1">B 20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2cm" svg:height="0.328cm" svg:x="7.5cm" svg:y="15.933cm">
          <text:p text:style-name="P1">A 20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2cm" svg:height="0.327cm" svg:x="10.6cm" svg:y="18.607cm">
          <text:p text:style-name="P1">B 20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2cm" svg:height="0.328cm" svg:x="10.6cm" svg:y="18.934cm">
          <text:p text:style-name="P1">A 2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2.8cm" svg:y="2.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13cm" svg:y="2.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8.7cm" svg:y="5.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17cm" svg:height="0.645cm" svg:x="4.93cm" svg:y="2.055cm">
          <draw:text-box>
            <text:p text:style-name="P2">Clock = 21</text:p>
          </draw:text-box>
        </draw:frame>
        <draw:frame draw:style-name="gr23" draw:text-style-name="P2" draw:layer="layout" svg:width="2.5cm" svg:height="0.645cm" svg:x="14.9cm" svg:y="2.155cm">
          <draw:text-box>
            <text:p text:style-name="P2">Clock = 22</text:p>
          </draw:text-box>
        </draw:frame>
        <draw:frame draw:style-name="gr5" draw:text-style-name="P2" draw:layer="layout" svg:width="4.1cm" svg:height="1.35cm" svg:x="0.8cm" svg:y="0.9cm">
          <draw:text-box>
            <text:p>T = 4</text:p>
          </draw:text-box>
        </draw:frame>
        <draw:line draw:style-name="gr7" draw:text-style-name="P1" draw:layer="layout" svg:x1="13cm" svg:y1="3.6cm" svg:x2="5cm" svg:y2="3.6cm">
          <text:p/>
        </draw:line>
        <draw:frame draw:style-name="gr4" draw:text-style-name="P3" draw:layer="layout" svg:width="2.8cm" svg:height="0.65cm" svg:x="10.3cm" svg:y="2.7cm">
          <draw:text-box>
            <text:p text:style-name="P3"><text:span text:style-name="T2">Get CR 1 + 20</text:span></text:p>
          </draw:text-box>
        </draw:frame>
        <draw:line draw:style-name="gr7" draw:text-style-name="P1" draw:layer="layout" svg:x1="13.2cm" svg:y1="4cm" svg:x2="10.3cm" svg:y2="6cm">
          <text:p/>
        </draw:line>
        <draw:frame draw:style-name="gr4" draw:text-style-name="P3" draw:layer="layout" svg:width="2.8cm" svg:height="0.65cm" svg:x="12cm" svg:y="4.75cm">
          <draw:text-box>
            <text:p text:style-name="P3"><text:span text:style-name="T2">Get CR 1 + 20</text:span></text:p>
          </draw:text-box>
        </draw:frame>
        <draw:line draw:style-name="gr12" draw:text-style-name="P1" draw:layer="layout" svg:x1="8.9cm" svg:y1="5.8cm" svg:x2="5.7cm" svg:y2="4.5cm">
          <text:p/>
        </draw:line>
        <draw:line draw:style-name="gr12" draw:text-style-name="P1" draw:layer="layout" svg:x1="13cm" svg:y1="3.7cm" svg:x2="7.6cm" svg:y2="3.7cm">
          <text:p/>
        </draw:line>
        <draw:custom-shape draw:style-name="gr10" draw:text-style-name="P1" draw:layer="layout" svg:width="1.2cm" svg:height="0.327cm" svg:x="13.1cm" svg:y="1.704cm">
          <text:p text:style-name="P1">B 20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cm" svg:height="0.328cm" svg:x="13.1cm" svg:y="2.031cm">
          <text:p text:style-name="P1">A 20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cm" svg:height="0.327cm" svg:x="8.8cm" svg:y="7.0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cm" svg:height="0.328cm" svg:x="8.8cm" svg:y="7.332cm">
          <text:p text:style-name="P1">A 20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cm" svg:height="0.327cm" svg:x="2.8cm" svg:y="2.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cm" svg:height="0.328cm" svg:x="2.8cm" svg:y="2.337cm">
          <text:p text:style-name="P1">A 20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2cm" svg:height="0.327cm" svg:x="9.5cm" svg:y="3.805cm">
          <text:p text:style-name="P1">B 20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2cm" svg:height="0.328cm" svg:x="9.5cm" svg:y="4.132cm">
          <text:p text:style-name="P1">A 20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2cm" svg:height="0.327cm" svg:x="6.6cm" svg:y="5.41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2cm" svg:height="0.328cm" svg:x="6.6cm" svg:y="5.738cm">
          <text:p text:style-name="P1">A 20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17cm" svg:height="0.645cm" svg:x="10.2cm" svg:y="6.5cm">
          <draw:text-box>
            <text:p text:style-name="P2">Clock = 22</text:p>
          </draw:text-box>
        </draw:frame>
        <draw:frame draw:style-name="gr24" draw:text-style-name="P2" draw:layer="layout" svg:width="4.9cm" svg:height="0.645cm" svg:x="10.2cm" svg:y="13.001cm">
          <draw:text-box>
            <text:p text:style-name="P2">Clock = max(20+1,22) = 22</text:p>
          </draw:text-box>
        </draw:frame>
        <draw:frame draw:style-name="gr3" draw:text-style-name="P2" draw:layer="layout" svg:width="2.17cm" svg:height="0.645cm" svg:x="10.2cm" svg:y="19.401cm">
          <draw:text-box>
            <text:p text:style-name="P2">Clock = 23</text:p>
          </draw:text-box>
        </draw:frame>
        <draw:frame draw:style-name="gr3" draw:text-style-name="P2" draw:layer="layout" svg:width="1.192cm" svg:height="0.645cm" svg:x="10.708cm" svg:y="3.8cm">
          <draw:text-box>
            <text:p text:style-name="P2">+ 21</text:p>
          </draw:text-box>
        </draw:frame>
        <draw:frame draw:style-name="gr3" draw:text-style-name="P1" draw:layer="layout" svg:width="0.891cm" svg:height="1.039cm" svg:x="6.708cm" svg:y="6.201cm">
          <draw:text-box>
            <text:p text:style-name="P1">+ </text:p>
            <text:p text:style-name="P1">21</text:p>
          </draw:text-box>
        </draw:frame>
        <draw:frame draw:style-name="gr3" draw:text-style-name="P2" draw:layer="layout" svg:width="1.192cm" svg:height="0.645cm" svg:x="10.708cm" svg:y="10.201cm">
          <draw:text-box>
            <text:p text:style-name="P2">+ 21</text:p>
          </draw:text-box>
        </draw:frame>
        <draw:frame draw:style-name="gr3" draw:text-style-name="P2" draw:layer="layout" svg:width="1.192cm" svg:height="0.645cm" svg:x="5.808cm" svg:y="15.602cm">
          <draw:text-box>
            <text:p text:style-name="P2">+ 21</text:p>
          </draw:text-box>
        </draw:frame>
        <draw:frame draw:style-name="gr3" draw:text-style-name="P1" draw:layer="layout" svg:width="0.891cm" svg:height="1.039cm" svg:x="6.709cm" svg:y="12.402cm">
          <draw:text-box>
            <text:p text:style-name="P1">+ </text:p>
            <text:p text:style-name="P1">21</text:p>
          </draw:text-box>
        </draw:frame>
        <draw:frame draw:style-name="gr3" draw:text-style-name="P1" draw:layer="layout" svg:width="0.891cm" svg:height="1.039cm" svg:x="5.31cm" svg:y="18.303cm">
          <draw:text-box>
            <text:p text:style-name="P1">+ </text:p>
            <text:p text:style-name="P1">21</text:p>
          </draw:text-box>
        </draw:frame>
        <draw:frame draw:style-name="gr3" draw:text-style-name="P2" draw:layer="layout" svg:width="1.192cm" svg:height="0.645cm" svg:x="8.808cm" svg:y="15.603cm">
          <draw:text-box>
            <text:p text:style-name="P2">+ 21</text:p>
          </draw:text-box>
        </draw:frame>
        <draw:frame draw:style-name="gr3" draw:text-style-name="P2" draw:layer="layout" svg:width="1.192cm" svg:height="0.645cm" svg:x="11.708cm" svg:y="18.604cm">
          <draw:text-box>
            <text:p text:style-name="P2">+ 22</text:p>
          </draw:text-box>
        </draw:frame>
        <draw:custom-shape draw:style-name="gr1" draw:text-style-name="P1" draw:layer="layout" svg:width="1.3cm" svg:height="1.3cm" svg:x="2.8cm" svg:y="22.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13cm" svg:y="22.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8.7cm" svg:y="25.3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4.77cm" svg:height="0.645cm" svg:x="4.93cm" svg:y="21.755cm">
          <draw:text-box>
            <text:p text:style-name="P2">Clock = max(21+1,22) = 22</text:p>
          </draw:text-box>
        </draw:frame>
        <draw:frame draw:style-name="gr3" draw:text-style-name="P2" draw:layer="layout" svg:width="2.17cm" svg:height="0.645cm" svg:x="14.9cm" svg:y="21.855cm">
          <draw:text-box>
            <text:p text:style-name="P2">Clock = 22</text:p>
          </draw:text-box>
        </draw:frame>
        <draw:frame draw:style-name="gr5" draw:text-style-name="P2" draw:layer="layout" svg:width="4.1cm" svg:height="1.35cm" svg:x="0.8cm" svg:y="20.6cm">
          <draw:text-box>
            <text:p>T = 7</text:p>
          </draw:text-box>
        </draw:frame>
        <draw:line draw:style-name="gr12" draw:text-style-name="P1" draw:layer="layout" svg:x1="8.9cm" svg:y1="25.5cm" svg:x2="4.1cm" svg:y2="23.5cm">
          <text:p/>
        </draw:line>
        <draw:line draw:style-name="gr12" draw:text-style-name="P1" draw:layer="layout" svg:x1="13cm" svg:y1="23.4cm" svg:x2="4.1cm" svg:y2="23.3cm">
          <text:p/>
        </draw:line>
        <draw:custom-shape draw:style-name="gr10" draw:text-style-name="P1" draw:layer="layout" svg:width="1.2cm" svg:height="0.327cm" svg:x="13.1cm" svg:y="21.404cm">
          <text:p text:style-name="P1">B 20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cm" svg:height="0.328cm" svg:x="13.1cm" svg:y="21.731cm">
          <text:p text:style-name="P1">A 20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cm" svg:height="0.327cm" svg:x="8.8cm" svg:y="26.705cm">
          <text:p text:style-name="P1">B 20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cm" svg:height="0.328cm" svg:x="8.8cm" svg:y="27.032cm">
          <text:p text:style-name="P1">A 20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cm" svg:height="0.327cm" svg:x="2.8cm" svg:y="21.71cm">
          <text:p text:style-name="P1">B 20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cm" svg:height="0.328cm" svg:x="2.8cm" svg:y="22.037cm">
          <text:p text:style-name="P1">A 20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2cm" svg:height="0.327cm" svg:x="4.7cm" svg:y="22.405cm">
          <text:p text:style-name="P1">B 20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2cm" svg:height="0.328cm" svg:x="4.7cm" svg:y="22.732cm">
          <text:p text:style-name="P1">A 20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2cm" svg:height="0.327cm" svg:x="2.8cm" svg:y="24.01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2cm" svg:height="0.328cm" svg:x="2.8cm" svg:y="24.338cm">
          <text:p text:style-name="P1">A 20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10cm" svg:y1="25.9cm" svg:x2="12.7cm" svg:y2="24.2cm">
          <text:p/>
        </draw:line>
        <draw:line draw:style-name="gr19" draw:text-style-name="P1" draw:layer="layout" svg:x1="4.1cm" svg:y1="23.1cm" svg:x2="10.5cm" svg:y2="23.2cm">
          <text:p/>
        </draw:line>
        <draw:custom-shape draw:style-name="gr22" draw:text-style-name="P1" draw:layer="layout" svg:width="1.2cm" svg:height="0.327cm" svg:x="7.5cm" svg:y="22.406cm">
          <text:p text:style-name="P1">B 20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2cm" svg:height="0.328cm" svg:x="7.5cm" svg:y="22.733cm">
          <text:p text:style-name="P1">A 20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2cm" svg:height="0.327cm" svg:x="10.6cm" svg:y="25.407cm">
          <text:p text:style-name="P1">B 20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2cm" svg:height="0.328cm" svg:x="10.6cm" svg:y="25.734cm">
          <text:p text:style-name="P1">A 20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17cm" svg:height="0.645cm" svg:x="10.2cm" svg:y="26.201cm">
          <draw:text-box>
            <text:p text:style-name="P2">Clock = 23</text:p>
          </draw:text-box>
        </draw:frame>
        <draw:frame draw:style-name="gr3" draw:text-style-name="P2" draw:layer="layout" svg:width="1.192cm" svg:height="0.645cm" svg:x="5.808cm" svg:y="22.402cm">
          <draw:text-box>
            <text:p text:style-name="P2">+ 21</text:p>
          </draw:text-box>
        </draw:frame>
        <draw:frame draw:style-name="gr3" draw:text-style-name="P1" draw:layer="layout" svg:width="0.891cm" svg:height="1.039cm" svg:x="3.01cm" svg:y="24.603cm">
          <draw:text-box>
            <text:p text:style-name="P1">+ </text:p>
            <text:p text:style-name="P1">21</text:p>
          </draw:text-box>
        </draw:frame>
        <draw:frame draw:style-name="gr3" draw:text-style-name="P2" draw:layer="layout" svg:width="1.192cm" svg:height="0.645cm" svg:x="8.808cm" svg:y="22.403cm">
          <draw:text-box>
            <text:p text:style-name="P2">+ 21</text:p>
          </draw:text-box>
        </draw:frame>
        <draw:frame draw:style-name="gr3" draw:text-style-name="P2" draw:layer="layout" svg:width="1.192cm" svg:height="0.645cm" svg:x="11.708cm" svg:y="25.404cm">
          <draw:text-box>
            <text:p text:style-name="P2">+ 2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briel mabille</meta:initial-creator>
    <meta:creation-date>2013-11-08T23:25:38</meta:creation-date>
    <dc:date>2013-11-09T00:21:34</dc:date>
    <dc:creator>gabriel mabille</dc:creator>
    <meta:editing-duration>PT36M14S</meta:editing-duration>
    <meta:editing-cycles>6</meta:editing-cycles>
    <meta:generator>LibreOffice/4.0.2.2$Linux_X86_64 LibreOffice_project/400m0$Build-2</meta:generator>
    <meta:document-statistic meta:object-count="186"/>
  </office:meta>
</office:document-meta>
</file>